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a31515" style:font-name="monospace" fo:font-size="10.5pt" fo:font-weight="normal" fo:background-color="#fffffe"/>
    </style:style>
    <style:style style:name="P2" style:family="paragraph" style:parent-style-name="Standard">
      <style:paragraph-properties style:line-height-at-least="0.198in"/>
      <style:text-properties fo:font-variant="normal" fo:text-transform="none" fo:color="#212121" style:font-name="monospace1" fo:font-size="10.5pt" fo:letter-spacing="normal" fo:font-style="normal" fo:font-weight="normal" officeooo:paragraph-rsid="0015a9f8" fo:background-color="#fffff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normal" officeooo:paragraph-rsid="001a2d4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normal" officeooo:paragraph-rsid="001bda1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" fo:font-size="10.5pt" fo:letter-spacing="normal" fo:font-style="normal" fo:font-weight="normal" officeooo:paragraph-rsid="001a2d4d" fo:background-color="#fffffe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5a9f8"/>
    </style:style>
    <style:style style:name="T2" style:family="text">
      <style:text-properties officeooo:rsid="0018534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2</text:span>_finbert50_128_32_3e6</text:p>
      <text:p text:style-name="P1"/>
      <text:p text:style-name="P2">Average nDCG@10 for 333 queries: 0.4198707056177143 </text:p>
      <text:p text:style-name="P2">MRR@10 for 333 queries: 0.3747747747747747 </text:p>
      <text:p text:style-name="P2">Average Precision@1: 0.30930930930930933</text:p>
      <text:p text:style-name="Preformatted_20_Text"/>
      <text:p text:style-name="Preformatted_20_Text"/>
      <text:p text:style-name="Preformatted_20_Text">100%|██████████| 8869/8869 [57:03&lt;00:00, <text:s/>2.59it/s]</text:p>
      <text:section text:style-name="Sect1" text:name="output-body">
        <text:p text:style-name="Preformatted_20_Text">100%|██████████| 986/986 [01:56&lt;00:00, <text:s/>8.45it/s]</text:p>
        <text:p text:style-name="P6"><text:s text:c="2"/>0%| <text:s text:c="9"/>| 0/8869 [00:00&lt;?, ?it/s]</text:p>
        <text:p text:style-name="Preformatted_20_Text"/>
        <text:p text:style-name="Preformatted_20_Text"><text:s/>Epoch 1:</text:p>
        <text:p text:style-name="Preformatted_20_Text"><text:s text:c="9"/>Train Loss: 0.138 | Train Accuracy: 95.9%</text:p>
        <text:p text:style-name="Preformatted_20_Text"><text:s text:c="9"/>Validation Loss: 0.085 | Validation Accuracy: 97.93%</text:p>
        <text:p text:style-name="P6"/>
        <text:p text:style-name="Preformatted_20_Text">100%|██████████| 8869/8869 [56:59&lt;00:00, <text:s/>2.59it/s]</text:p>
        <text:p text:style-name="Preformatted_20_Text">100%|██████████| 986/986 [01:56&lt;00:00, <text:s/>8.45it/s]</text:p>
        <text:p text:style-name="P6"><text:s text:c="2"/>0%| <text:s text:c="9"/>| 0/8869 [00:00&lt;?, ?it/s]</text:p>
        <text:p text:style-name="Preformatted_20_Text"/>
        <text:p text:style-name="Preformatted_20_Text"><text:s/>Epoch 2:</text:p>
        <text:p text:style-name="Preformatted_20_Text"><text:s text:c="9"/>Train Loss: 0.075 | Train Accuracy: 98.07%</text:p>
        <text:p text:style-name="Preformatted_20_Text"><text:s text:c="9"/>Validation Loss: 0.081 | Validation Accuracy: 98.03%</text:p>
        <text:p text:style-name="P6"/>
        <text:p text:style-name="Preformatted_20_Text">100%|██████████| 8869/8869 [57:01&lt;00:00, <text:s/>2.59it/s]</text:p>
        <text:p text:style-name="P6">100%|██████████| 986/986 [01:57&lt;00:00, <text:s/>8.43it/s]</text:p>
        <text:p text:style-name="Preformatted_20_Text"/>
        <text:p text:style-name="Preformatted_20_Text"><text:s/>Epoch 3:</text:p>
        <text:p text:style-name="Preformatted_20_Text"><text:s text:c="9"/>Train Loss: 0.064 | Train Accuracy: 98.32%</text:p>
        <text:p text:style-name="Preformatted_20_Text"><text:s text:c="9"/>Validation Loss: 0.086 | Validation Accuracy: 98.03%</text:p>
        <text:p text:style-name="P6"/>
      </text:section>
      <text:p text:style-name="P1"><text:span text:style-name="T2">1</text:span>_finbert50_256_32_3e6.pt</text:p>
      <text:p text:style-name="Standard"/>
      <text:p text:style-name="P3">Average nDCG@10 for 333 queries: 0.4214122358498238 </text:p>
      <text:p text:style-name="P3">MRR@10 for 333 queries: 0.3709697793031127 </text:p>
      <text:p text:style-name="P3">Average Precision@1: 0.2912912912912913</text:p>
      <text:p text:style-name="P3"/>
      <text:p text:style-name="P5">2_finbert50_256_32_3e6</text:p>
      <text:p text:style-name="P3"/>
      <text:p text:style-name="P4">Average nDCG@10 for 333 queries: 0.4458489068403843 </text:p>
      <text:p text:style-name="P4">MRR@10 for 333 queries: 0.4105045521712188 </text:p>
      <text:p text:style-name="P4">Average Precision@1: 0.351351351351351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/>
    <style:font-face style:name="monospace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9:36:40.215290130</meta:creation-date>
    <meta:generator>LibreOffice/6.0.7.3$Linux_X86_64 LibreOffice_project/00m0$Build-3</meta:generator>
    <dc:date>2020-03-26T00:04:43.608170824</dc:date>
    <meta:editing-duration>PT4H28M2S</meta:editing-duration>
    <meta:editing-cycles>5</meta:editing-cycles>
    <meta:document-statistic meta:table-count="0" meta:image-count="0" meta:object-count="0" meta:page-count="1" meta:paragraph-count="29" meta:word-count="127" meta:character-count="1215" meta:non-whitespace-character-count="1026"/>
  </office:meta>
</office:document-meta>
</file>